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8000001D7D926784AFE41FFC2.png" manifest:media-type="image/png"/>
  <manifest:file-entry manifest:full-path="Pictures/100002010000021200000171328FD0A0925BBAE1.png" manifest:media-type="image/png"/>
  <manifest:file-entry manifest:full-path="Pictures/1000020100000230000001E0E3D6538EC0349234.png" manifest:media-type="image/png"/>
  <manifest:file-entry manifest:full-path="Pictures/1000020100000322000001D539BB8C185D3B533A.png" manifest:media-type="image/png"/>
  <manifest:file-entry manifest:full-path="Pictures/100002010000020000000201C1814219AAB2E8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30f58b" officeooo:paragraph-rsid="0030f58b"/>
    </style:style>
    <style:style style:name="P7" style:family="paragraph" style:parent-style-name="Text_20_body">
      <style:text-properties officeooo:rsid="00437112" officeooo:paragraph-rsid="00437112"/>
    </style:style>
    <style:style style:name="P8" style:family="paragraph" style:parent-style-name="Text_20_body">
      <style:text-properties officeooo:rsid="0048cb94" officeooo:paragraph-rsid="0048cb94"/>
    </style:style>
    <style:style style:name="P9" style:family="paragraph" style:parent-style-name="Text_20_body">
      <style:text-properties officeooo:rsid="00264983" officeooo:paragraph-rsid="002fbbe1"/>
    </style:style>
    <style:style style:name="P10" style:family="paragraph" style:parent-style-name="Text_20_body">
      <style:text-properties officeooo:rsid="003d6b6a" officeooo:paragraph-rsid="003d6b6a"/>
    </style:style>
    <style:style style:name="P11" style:family="paragraph" style:parent-style-name="Text_20_body">
      <style:text-properties officeooo:rsid="00526d2d" officeooo:paragraph-rsid="00526d2d"/>
    </style:style>
    <style:style style:name="P12" style:family="paragraph" style:parent-style-name="Text_20_body">
      <style:text-properties officeooo:rsid="007361a6" officeooo:paragraph-rsid="007361a6"/>
    </style:style>
    <style:style style:name="P13" style:family="paragraph" style:parent-style-name="Text_20_body">
      <style:text-properties officeooo:rsid="008177ea" officeooo:paragraph-rsid="008177ea"/>
    </style:style>
    <style:style style:name="P14" style:family="paragraph" style:parent-style-name="Text_20_body">
      <style:text-properties officeooo:rsid="008c7f9b" officeooo:paragraph-rsid="008c7f9b"/>
    </style:style>
    <style:style style:name="P15" style:family="paragraph" style:parent-style-name="Text_20_body">
      <style:text-properties officeooo:rsid="00a07c9b" officeooo:paragraph-rsid="00a07c9b"/>
    </style:style>
    <style:style style:name="P16" style:family="paragraph" style:parent-style-name="Text_20_body">
      <style:text-properties officeooo:rsid="00a84f77" officeooo:paragraph-rsid="00a84f77"/>
    </style:style>
    <style:style style:name="P17" style:family="paragraph" style:parent-style-name="Text_20_body">
      <style:text-properties officeooo:rsid="00a84f77" officeooo:paragraph-rsid="00bc526b"/>
    </style:style>
    <style:style style:name="P18" style:family="paragraph" style:parent-style-name="Text_20_body">
      <style:paragraph-properties fo:line-height="115%"/>
      <style:text-properties officeooo:rsid="00df9f03" officeooo:paragraph-rsid="00df9f03"/>
    </style:style>
    <style:style style:name="P19" style:family="paragraph" style:parent-style-name="Text_20_body">
      <style:text-properties officeooo:rsid="00f04b3f" officeooo:paragraph-rsid="00f04b3f"/>
    </style:style>
    <style:style style:name="P20" style:family="paragraph" style:parent-style-name="Text_20_body">
      <style:text-properties officeooo:rsid="00f085ba" officeooo:paragraph-rsid="00f085ba"/>
    </style:style>
    <style:style style:name="P21" style:family="paragraph" style:parent-style-name="Text_20_body">
      <style:text-properties officeooo:rsid="00fc9078" officeooo:paragraph-rsid="00fc9078"/>
    </style:style>
    <style:style style:name="P22" style:family="paragraph" style:parent-style-name="Text_20_body">
      <style:paragraph-properties fo:line-height="115%"/>
      <style:text-properties officeooo:rsid="00da15e8" officeooo:paragraph-rsid="00da15e8"/>
    </style:style>
    <style:style style:name="P23" style:family="paragraph" style:parent-style-name="Text_20_body">
      <style:paragraph-properties fo:line-height="115%"/>
      <style:text-properties officeooo:rsid="00cbfb8c" officeooo:paragraph-rsid="00cbfb8c"/>
    </style:style>
    <style:style style:name="P24" style:family="paragraph" style:parent-style-name="Text_20_body">
      <style:text-properties officeooo:rsid="0114558f" officeooo:paragraph-rsid="0114558f"/>
    </style:style>
    <style:style style:name="P25" style:family="paragraph" style:parent-style-name="Text_20_body">
      <style:text-properties officeooo:rsid="01163b74" officeooo:paragraph-rsid="01163b74"/>
    </style:style>
    <style:style style:name="P26" style:family="paragraph" style:parent-style-name="Text_20_body">
      <style:paragraph-properties fo:line-height="115%"/>
      <style:text-properties officeooo:rsid="01214560" officeooo:paragraph-rsid="01229af4"/>
    </style:style>
    <style:style style:name="P27" style:family="paragraph" style:parent-style-name="Text_20_body">
      <style:paragraph-properties fo:line-height="115%"/>
      <style:text-properties officeooo:rsid="01229af4" officeooo:paragraph-rsid="01229af4"/>
    </style:style>
    <style:style style:name="P28" style:family="paragraph" style:parent-style-name="Text_20_body">
      <style:paragraph-properties fo:line-height="115%"/>
      <style:text-properties officeooo:rsid="01235c19" officeooo:paragraph-rsid="01235c19"/>
    </style:style>
    <style:style style:name="P29" style:family="paragraph" style:parent-style-name="Text_20_body">
      <style:paragraph-properties fo:line-height="115%"/>
      <style:text-properties officeooo:rsid="01252b43" officeooo:paragraph-rsid="01252b43"/>
    </style:style>
    <style:style style:name="P30" style:family="paragraph" style:parent-style-name="Text_20_body">
      <style:text-properties officeooo:rsid="0129684a" officeooo:paragraph-rsid="0129684a"/>
    </style:style>
    <style:style style:name="P31" style:family="paragraph" style:parent-style-name="Text_20_body">
      <style:text-properties officeooo:rsid="012e4e73" officeooo:paragraph-rsid="012e4e73"/>
    </style:style>
    <style:style style:name="P32" style:family="paragraph" style:parent-style-name="Text_20_body">
      <style:text-properties officeooo:rsid="01360099" officeooo:paragraph-rsid="013745fb"/>
    </style:style>
    <style:style style:name="P33" style:family="paragraph" style:parent-style-name="Text_20_body">
      <style:text-properties officeooo:rsid="013a927f" officeooo:paragraph-rsid="013a927f"/>
    </style:style>
    <style:style style:name="P34" style:family="paragraph" style:parent-style-name="Text_20_body">
      <style:text-properties officeooo:rsid="013ed10f" officeooo:paragraph-rsid="013ed10f"/>
    </style:style>
    <style:style style:name="P35" style:family="paragraph" style:parent-style-name="Text_20_body">
      <style:text-properties officeooo:rsid="01408a56" officeooo:paragraph-rsid="01408a56"/>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Heading" style:master-page-name="Standard">
      <style:paragraph-properties style:page-number="1" fo:break-before="page"/>
    </style:style>
    <style:style style:name="P38" style:family="paragraph" style:parent-style-name="Contents_20_2">
      <style:paragraph-properties>
        <style:tab-stops>
          <style:tab-stop style:position="6.7283in" style:type="right" style:leader-style="dotted" style:leader-text="."/>
        </style:tab-stops>
      </style:paragraph-properties>
    </style:style>
    <style:style style:name="P39" style:family="paragraph" style:parent-style-name="Title" style:master-page-name="First_20_Page">
      <style:paragraph-properties style:page-number="auto"/>
      <style:text-properties officeooo:rsid="0012212e" officeooo:paragraph-rsid="0012212e"/>
    </style:style>
    <style:style style:name="P40" style:family="paragraph" style:parent-style-name="Contents_20_3">
      <style:paragraph-properties>
        <style:tab-stops>
          <style:tab-stop style:position="6.5319in" style:type="right" style:leader-style="dotted" style:leader-text="."/>
        </style:tab-stops>
      </style:paragraph-properties>
    </style:style>
    <style:style style:name="P41" style:family="paragraph" style:parent-style-name="Heading_20_3">
      <style:text-properties officeooo:rsid="00a8ab79" officeooo:paragraph-rsid="00a8ab79"/>
    </style:style>
    <style:style style:name="P42" style:family="paragraph" style:parent-style-name="Heading_20_3">
      <style:paragraph-properties fo:line-height="100%"/>
      <style:text-properties officeooo:rsid="00a8ab79" officeooo:paragraph-rsid="00ad60cb"/>
    </style:style>
    <style:style style:name="P43" style:family="paragraph" style:parent-style-name="Heading_20_3">
      <style:paragraph-properties fo:line-height="100%"/>
      <style:text-properties officeooo:rsid="00a8ab79" officeooo:paragraph-rsid="00a8ab79"/>
    </style:style>
    <style:style style:name="P44" style:family="paragraph" style:parent-style-name="Heading_20_3">
      <style:paragraph-properties fo:line-height="100%"/>
      <style:text-properties officeooo:rsid="00aaa548" officeooo:paragraph-rsid="00aaa548"/>
    </style:style>
    <style:style style:name="P45" style:family="paragraph" style:parent-style-name="Heading_20_3">
      <style:paragraph-properties fo:line-height="100%"/>
      <style:text-properties officeooo:rsid="00aa750d" officeooo:paragraph-rsid="00aa750d"/>
    </style:style>
    <style:style style:name="P46" style:family="paragraph" style:parent-style-name="Heading_20_3">
      <style:paragraph-properties fo:line-height="100%"/>
      <style:text-properties officeooo:rsid="00af59aa" officeooo:paragraph-rsid="00af59aa"/>
    </style:style>
    <style:style style:name="P47" style:family="paragraph" style:parent-style-name="Heading_20_3">
      <style:text-properties officeooo:rsid="00c18314" officeooo:paragraph-rsid="00c18314"/>
    </style:style>
    <style:style style:name="P48" style:family="paragraph" style:parent-style-name="Heading_20_3">
      <style:paragraph-properties fo:line-height="100%"/>
      <style:text-properties officeooo:rsid="00c18314" officeooo:paragraph-rsid="00c18314"/>
    </style:style>
    <style:style style:name="P49" style:family="paragraph" style:parent-style-name="Heading_20_3">
      <style:paragraph-properties fo:line-height="100%"/>
      <style:text-properties officeooo:rsid="00c370d8" officeooo:paragraph-rsid="00c370d8"/>
    </style:style>
    <style:style style:name="P50" style:family="paragraph" style:parent-style-name="Heading_20_3">
      <style:paragraph-properties fo:line-height="100%"/>
      <style:text-properties officeooo:rsid="00c41e03" officeooo:paragraph-rsid="00c41e03"/>
    </style:style>
    <style:style style:name="P51" style:family="paragraph" style:parent-style-name="Heading_20_2">
      <style:text-properties officeooo:rsid="009b9c62" officeooo:paragraph-rsid="009b9c62"/>
    </style:style>
    <style:style style:name="P52" style:family="paragraph" style:parent-style-name="Heading_20_2">
      <style:paragraph-properties fo:line-height="115%"/>
      <style:text-properties officeooo:rsid="009cf241" officeooo:paragraph-rsid="009cf241"/>
    </style:style>
    <style:style style:name="P53" style:family="paragraph" style:parent-style-name="Heading_20_2">
      <style:text-properties officeooo:rsid="00e142e3" officeooo:paragraph-rsid="00e142e3"/>
    </style:style>
    <style:style style:name="P54" style:family="paragraph" style:parent-style-name="Heading_20_2">
      <style:text-properties officeooo:rsid="00fb9e28" officeooo:paragraph-rsid="00fb9e28"/>
    </style:style>
    <style:style style:name="P55" style:family="paragraph" style:parent-style-name="Heading_20_2">
      <style:text-properties officeooo:rsid="0127c1dc" officeooo:paragraph-rsid="0127c1dc"/>
    </style:style>
    <style:style style:name="P56" style:family="paragraph" style:parent-style-name="Heading_20_1">
      <style:text-properties officeooo:rsid="004f7526" officeooo:paragraph-rsid="004f7526"/>
    </style:style>
    <style:style style:name="P57" style:family="paragraph" style:parent-style-name="Heading_20_1">
      <style:text-properties officeooo:rsid="0080c27c" officeooo:paragraph-rsid="0080c27c"/>
    </style:style>
    <style:style style:name="P58" style:family="paragraph" style:parent-style-name="Heading_20_1">
      <style:text-properties officeooo:rsid="008a9842" officeooo:paragraph-rsid="008a9842"/>
    </style:style>
    <style:style style:name="P59" style:family="paragraph" style:parent-style-name="Heading_20_1">
      <style:text-properties officeooo:rsid="01135006" officeooo:paragraph-rsid="01135006"/>
    </style:style>
    <style:style style:name="P60" style:family="paragraph" style:parent-style-name="Heading_20_1">
      <style:text-properties officeooo:rsid="0114558f" officeooo:paragraph-rsid="0114558f"/>
    </style:style>
    <style:style style:name="P61" style:family="paragraph" style:parent-style-name="Heading_20_1">
      <style:paragraph-properties fo:line-height="115%"/>
      <style:text-properties officeooo:rsid="00da15e8" officeooo:paragraph-rsid="00da15e8"/>
    </style:style>
    <style:style style:name="P62" style:family="paragraph" style:parent-style-name="Heading_20_1">
      <style:paragraph-properties fo:line-height="115%"/>
    </style:style>
    <style:style style:name="P63" style:family="paragraph" style:parent-style-name="Heading_20_1">
      <style:paragraph-properties fo:line-height="115%"/>
      <style:text-properties officeooo:rsid="0017826b" officeooo:paragraph-rsid="013ee400"/>
    </style:style>
    <style:style style:name="P64" style:family="paragraph" style:parent-style-name="Heading_20_1">
      <style:text-properties officeooo:rsid="013f97f3" officeooo:paragraph-rsid="013f97f3"/>
    </style:style>
    <style:style style:name="P65" style:family="paragraph" style:parent-style-name="Heading_20_1">
      <style:paragraph-properties fo:break-before="page"/>
    </style:style>
    <style:style style:name="P66" style:family="paragraph" style:parent-style-name="Text_20_body" style:list-style-name="L1">
      <style:paragraph-properties fo:line-height="100%"/>
      <style:text-properties officeooo:rsid="005bc281" officeooo:paragraph-rsid="005bc281"/>
    </style:style>
    <style:style style:name="P67" style:family="paragraph" style:parent-style-name="Text_20_body">
      <style:text-properties officeooo:rsid="005bc281" officeooo:paragraph-rsid="005bc281"/>
    </style:style>
    <style:style style:name="P68" style:family="paragraph" style:parent-style-name="Text_20_body" style:list-style-name="L1">
      <style:paragraph-properties fo:line-height="100%"/>
      <style:text-properties officeooo:rsid="005e09fc" officeooo:paragraph-rsid="005e09fc"/>
    </style:style>
    <style:style style:name="P69" style:family="paragraph" style:parent-style-name="Text_20_body" style:list-style-name="L2">
      <style:paragraph-properties fo:line-height="100%"/>
      <style:text-properties officeooo:rsid="0063a124" officeooo:paragraph-rsid="0063a124"/>
    </style:style>
    <style:style style:name="P70" style:family="paragraph" style:parent-style-name="Text_20_body">
      <style:text-properties officeooo:rsid="0063a124" officeooo:paragraph-rsid="0063a124"/>
    </style:style>
    <style:style style:name="P71" style:family="paragraph" style:parent-style-name="Text_20_body" style:list-style-name="L3">
      <style:paragraph-properties fo:line-height="100%"/>
      <style:text-properties officeooo:rsid="008e788e" officeooo:paragraph-rsid="008e788e"/>
    </style:style>
    <style:style style:name="P72" style:family="paragraph" style:parent-style-name="Text_20_body" style:list-style-name="L3">
      <style:paragraph-properties fo:line-height="100%"/>
      <style:text-properties officeooo:rsid="0091cfa6" officeooo:paragraph-rsid="0091cfa6"/>
    </style:style>
    <style:style style:name="P73" style:family="paragraph" style:parent-style-name="Text_20_body" style:list-style-name="L3">
      <style:paragraph-properties fo:line-height="100%"/>
      <style:text-properties officeooo:rsid="0092b8dd" officeooo:paragraph-rsid="0092b8dd"/>
    </style:style>
    <style:style style:name="P74" style:family="paragraph" style:parent-style-name="Text_20_body" style:list-style-name="L3">
      <style:paragraph-properties fo:line-height="100%"/>
      <style:text-properties officeooo:rsid="00a4f906" officeooo:paragraph-rsid="00a4f906"/>
    </style:style>
    <style:style style:name="P75" style:family="paragraph" style:parent-style-name="Text_20_body" style:list-style-name="L3">
      <style:paragraph-properties fo:line-height="100%"/>
      <style:text-properties officeooo:rsid="00e57379" officeooo:paragraph-rsid="00e57379"/>
    </style:style>
    <style:style style:name="P76" style:family="paragraph" style:parent-style-name="Text_20_body" style:list-style-name="L4">
      <style:paragraph-properties fo:line-height="100%"/>
      <style:text-properties officeooo:rsid="00b2155f" officeooo:paragraph-rsid="00b2155f"/>
    </style:style>
    <style:style style:name="P77" style:family="paragraph" style:parent-style-name="Text_20_body" style:list-style-name="L5">
      <style:paragraph-properties fo:line-height="100%"/>
      <style:text-properties officeooo:rsid="00b2155f" officeooo:paragraph-rsid="00b39c4c"/>
    </style:style>
    <style:style style:name="P78" style:family="paragraph" style:parent-style-name="Text_20_body" style:list-style-name="L6">
      <style:paragraph-properties fo:line-height="100%"/>
      <style:text-properties officeooo:rsid="00b2155f" officeooo:paragraph-rsid="00b3b1e6"/>
    </style:style>
    <style:style style:name="P79" style:family="paragraph" style:parent-style-name="Text_20_body" style:list-style-name="L7">
      <style:paragraph-properties fo:line-height="100%"/>
      <style:text-properties officeooo:rsid="00b2155f" officeooo:paragraph-rsid="00b58301"/>
    </style:style>
    <style:style style:name="P80" style:family="paragraph" style:parent-style-name="Text_20_body" style:list-style-name="L8">
      <style:paragraph-properties fo:line-height="100%"/>
      <style:text-properties officeooo:rsid="00b2155f" officeooo:paragraph-rsid="00b73e80"/>
    </style:style>
    <style:style style:name="P81" style:family="paragraph" style:parent-style-name="Text_20_body" style:list-style-name="L9">
      <style:paragraph-properties fo:line-height="100%"/>
      <style:text-properties officeooo:rsid="00b2155f" officeooo:paragraph-rsid="00b73e80"/>
    </style:style>
    <style:style style:name="P82" style:family="paragraph" style:parent-style-name="Text_20_body" style:list-style-name="L10">
      <style:paragraph-properties fo:line-height="100%"/>
      <style:text-properties officeooo:rsid="00b2155f" officeooo:paragraph-rsid="00b8460c"/>
    </style:style>
    <style:style style:name="P83" style:family="paragraph" style:parent-style-name="Text_20_body" style:list-style-name="L6">
      <style:paragraph-properties fo:line-height="100%"/>
      <style:text-properties officeooo:rsid="00b3b1e6" officeooo:paragraph-rsid="00b3b1e6"/>
    </style:style>
    <style:style style:name="P84" style:family="paragraph" style:parent-style-name="Text_20_body" style:list-style-name="L7">
      <style:paragraph-properties fo:line-height="100%"/>
      <style:text-properties officeooo:rsid="00b3b1e6" officeooo:paragraph-rsid="00b58301"/>
    </style:style>
    <style:style style:name="P85" style:family="paragraph" style:parent-style-name="Text_20_body" style:list-style-name="L8">
      <style:paragraph-properties fo:line-height="100%"/>
      <style:text-properties officeooo:rsid="00b3b1e6" officeooo:paragraph-rsid="00b73e80"/>
    </style:style>
    <style:style style:name="P86" style:family="paragraph" style:parent-style-name="Text_20_body" style:list-style-name="L9">
      <style:paragraph-properties fo:line-height="100%"/>
      <style:text-properties officeooo:rsid="00b3b1e6" officeooo:paragraph-rsid="00b73e80"/>
    </style:style>
    <style:style style:name="P87" style:family="paragraph" style:parent-style-name="Text_20_body" style:list-style-name="L10">
      <style:paragraph-properties fo:line-height="100%"/>
      <style:text-properties officeooo:rsid="00b3b1e6" officeooo:paragraph-rsid="00b8460c"/>
    </style:style>
    <style:style style:name="P88" style:family="paragraph" style:parent-style-name="Text_20_body" style:list-style-name="L11">
      <style:paragraph-properties fo:line-height="100%"/>
      <style:text-properties officeooo:rsid="00c60104" officeooo:paragraph-rsid="00c60104"/>
    </style:style>
    <style:style style:name="P89" style:family="paragraph" style:parent-style-name="Text_20_body" style:list-style-name="L12">
      <style:paragraph-properties fo:line-height="100%"/>
      <style:text-properties officeooo:rsid="00c60104" officeooo:paragraph-rsid="00c7437b"/>
    </style:style>
    <style:style style:name="P90" style:family="paragraph" style:parent-style-name="Text_20_body" style:list-style-name="L14">
      <style:paragraph-properties fo:line-height="100%"/>
      <style:text-properties officeooo:rsid="00c60104" officeooo:paragraph-rsid="00c99703"/>
    </style:style>
    <style:style style:name="P91" style:family="paragraph" style:parent-style-name="Text_20_body" style:list-style-name="L12">
      <style:paragraph-properties fo:line-height="100%"/>
      <style:text-properties officeooo:rsid="00c7437b" officeooo:paragraph-rsid="00c7437b"/>
    </style:style>
    <style:style style:name="P92" style:family="paragraph" style:parent-style-name="Text_20_body" style:list-style-name="L13">
      <style:paragraph-properties fo:line-height="100%"/>
      <style:text-properties officeooo:rsid="00c7437b" officeooo:paragraph-rsid="00c78cf4"/>
    </style:style>
    <style:style style:name="P93" style:family="paragraph" style:parent-style-name="Text_20_body" style:list-style-name="L14">
      <style:paragraph-properties fo:line-height="100%"/>
      <style:text-properties officeooo:rsid="00c7437b" officeooo:paragraph-rsid="00c99703"/>
    </style:style>
    <style:style style:name="P94" style:family="paragraph" style:parent-style-name="Text_20_body" style:list-style-name="L13">
      <style:paragraph-properties fo:line-height="100%"/>
      <style:text-properties officeooo:rsid="00c78cf4" officeooo:paragraph-rsid="00c78cf4"/>
    </style:style>
    <style:style style:name="P95" style:family="paragraph" style:parent-style-name="Text_20_body" style:list-style-name="L14">
      <style:paragraph-properties fo:line-height="100%"/>
      <style:text-properties officeooo:rsid="00c99703" officeooo:paragraph-rsid="00c99703"/>
    </style:style>
    <style:style style:name="P96" style:family="paragraph" style:parent-style-name="Text_20_body" style:list-style-name="L15">
      <style:paragraph-properties fo:line-height="100%"/>
      <style:text-properties officeooo:rsid="00dc88d9" officeooo:paragraph-rsid="00dc88d9"/>
    </style:style>
    <style:style style:name="P97" style:family="paragraph" style:parent-style-name="Text_20_body" style:list-style-name="L15">
      <style:paragraph-properties fo:line-height="100%"/>
      <style:text-properties officeooo:rsid="00ddf2b3" officeooo:paragraph-rsid="00ddf2b3"/>
    </style:style>
    <style:style style:name="P98" style:family="paragraph" style:parent-style-name="Text_20_body" style:list-style-name="L16">
      <style:text-properties officeooo:rsid="00e25bb7" officeooo:paragraph-rsid="00e25bb7"/>
    </style:style>
    <style:style style:name="P99" style:family="paragraph" style:parent-style-name="Text_20_body" style:list-style-name="L16">
      <style:text-properties officeooo:rsid="00e27adc" officeooo:paragraph-rsid="00e27adc"/>
    </style:style>
    <style:style style:name="P100" style:family="paragraph" style:parent-style-name="Text_20_body" style:list-style-name="L16">
      <style:text-properties officeooo:rsid="00e2d1d6" officeooo:paragraph-rsid="00e2d1d6"/>
    </style:style>
    <style:style style:name="P101" style:family="paragraph" style:parent-style-name="Text_20_body" style:list-style-name="L17">
      <style:text-properties officeooo:rsid="00e478a2" officeooo:paragraph-rsid="00e478a2"/>
    </style:style>
    <style:style style:name="P102" style:family="paragraph" style:parent-style-name="Text_20_body" style:list-style-name="L17">
      <style:text-properties officeooo:rsid="00e944b4" officeooo:paragraph-rsid="00e944b4"/>
    </style:style>
    <style:style style:name="P103" style:family="paragraph" style:parent-style-name="Text_20_body" style:list-style-name="L17">
      <style:text-properties officeooo:rsid="00eafca4" officeooo:paragraph-rsid="00eafca4"/>
    </style:style>
    <style:style style:name="P104" style:family="paragraph" style:parent-style-name="Text_20_body" style:list-style-name="L17">
      <style:text-properties officeooo:rsid="00eb2bcd" officeooo:paragraph-rsid="00eb2bcd"/>
    </style:style>
    <style:style style:name="P105" style:family="paragraph" style:parent-style-name="Text_20_body" style:list-style-name="L17">
      <style:text-properties officeooo:rsid="00ec54b1" officeooo:paragraph-rsid="00ec54b1"/>
    </style:style>
    <style:style style:name="P106" style:family="paragraph" style:parent-style-name="Text_20_body" style:list-style-name="L17">
      <style:text-properties officeooo:rsid="00f6b268" officeooo:paragraph-rsid="00f6b268"/>
    </style:style>
    <style:style style:name="P107" style:family="paragraph" style:parent-style-name="Text_20_body" style:list-style-name="L18">
      <style:text-properties officeooo:rsid="00fdb9ab" officeooo:paragraph-rsid="00fdb9ab"/>
    </style:style>
    <style:style style:name="P108" style:family="paragraph" style:parent-style-name="Text_20_body" style:list-style-name="L18">
      <style:text-properties officeooo:rsid="00fe5511" officeooo:paragraph-rsid="00fe5511"/>
    </style:style>
    <style:style style:name="P109" style:family="paragraph" style:parent-style-name="Text_20_body" style:list-style-name="L18">
      <style:text-properties officeooo:rsid="0100277d" officeooo:paragraph-rsid="0100277d"/>
    </style:style>
    <style:style style:name="P110" style:family="paragraph" style:parent-style-name="Text_20_body" style:list-style-name="L19">
      <style:paragraph-properties fo:line-height="115%"/>
      <style:text-properties officeooo:rsid="01229af4" officeooo:paragraph-rsid="01229af4"/>
    </style:style>
    <style:style style:name="P111" style:family="paragraph" style:parent-style-name="Text_20_body" style:list-style-name="L20">
      <style:paragraph-properties fo:line-height="115%"/>
      <style:text-properties officeooo:rsid="01229af4" officeooo:paragraph-rsid="01235c19"/>
    </style:style>
    <style:style style:name="P112" style:family="paragraph" style:parent-style-name="Text_20_body">
      <style:paragraph-properties fo:line-height="115%"/>
      <style:text-properties style:text-position="0% 100%" officeooo:rsid="01235c19" officeooo:paragraph-rsid="01229af4"/>
    </style:style>
    <style:style style:name="P113" style:family="paragraph" style:parent-style-name="Text_20_body">
      <style:paragraph-properties fo:line-height="115%"/>
      <style:text-properties style:text-position="0% 100%" officeooo:rsid="01252b43" officeooo:paragraph-rsid="01252b43"/>
    </style:style>
    <style:style style:name="P114" style:family="paragraph" style:parent-style-name="Text_20_body">
      <style:text-properties style:text-position="0% 100%" officeooo:rsid="013ed10f" officeooo:paragraph-rsid="013ed10f"/>
    </style:style>
    <style:style style:name="P115" style:family="paragraph" style:parent-style-name="Text_20_body" style:list-style-name="L20">
      <style:paragraph-properties fo:line-height="115%"/>
      <style:text-properties officeooo:paragraph-rsid="01235c19"/>
    </style:style>
    <style:style style:name="P116" style:family="paragraph" style:parent-style-name="Text_20_body">
      <style:text-properties officeooo:rsid="0136026f" officeooo:paragraph-rsid="013745fb"/>
    </style:style>
    <style:style style:name="P117" style:family="paragraph" style:parent-style-name="Text_20_body">
      <style:text-properties officeooo:rsid="006182ef" officeooo:paragraph-rsid="006182ef"/>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officeooo:rsid="004a8a07"/>
    </style:style>
    <style:style style:name="T9" style:family="text">
      <style:text-properties officeooo:rsid="00551206"/>
    </style:style>
    <style:style style:name="T10" style:family="text">
      <style:text-properties officeooo:rsid="005fbe23"/>
    </style:style>
    <style:style style:name="T11" style:family="text">
      <style:text-properties officeooo:rsid="005fe78a"/>
    </style:style>
    <style:style style:name="T12" style:family="text">
      <style:text-properties officeooo:rsid="0067192d"/>
    </style:style>
    <style:style style:name="T13" style:family="text">
      <style:text-properties officeooo:rsid="007163a6"/>
    </style:style>
    <style:style style:name="T14" style:family="text">
      <style:text-properties officeooo:rsid="007435db"/>
    </style:style>
    <style:style style:name="T15" style:family="text">
      <style:text-properties officeooo:rsid="00825f0d"/>
    </style:style>
    <style:style style:name="T16" style:family="text">
      <style:text-properties officeooo:rsid="008d207a"/>
    </style:style>
    <style:style style:name="T17" style:family="text">
      <style:text-properties officeooo:rsid="00907506"/>
    </style:style>
    <style:style style:name="T18" style:family="text">
      <style:text-properties officeooo:rsid="0091cfa6"/>
    </style:style>
    <style:style style:name="T19" style:family="text">
      <style:text-properties officeooo:rsid="009986e6"/>
    </style:style>
    <style:style style:name="T20" style:family="text">
      <style:text-properties officeooo:rsid="00a0ff8f"/>
    </style:style>
    <style:style style:name="T21" style:family="text">
      <style:text-properties officeooo:rsid="00a85a9f"/>
    </style:style>
    <style:style style:name="T22" style:family="text">
      <style:text-properties officeooo:rsid="00aa750d"/>
    </style:style>
    <style:style style:name="T23" style:family="text">
      <style:text-properties officeooo:rsid="00b39c4c"/>
    </style:style>
    <style:style style:name="T24" style:family="text">
      <style:text-properties officeooo:rsid="00b58301"/>
    </style:style>
    <style:style style:name="T25" style:family="text">
      <style:text-properties officeooo:rsid="00b73e80"/>
    </style:style>
    <style:style style:name="T26" style:family="text">
      <style:text-properties officeooo:rsid="00bc526b"/>
    </style:style>
    <style:style style:name="T27" style:family="text">
      <style:text-properties officeooo:rsid="00c7437b"/>
    </style:style>
    <style:style style:name="T28" style:family="text">
      <style:text-properties officeooo:rsid="00c769b5"/>
    </style:style>
    <style:style style:name="T29" style:family="text">
      <style:text-properties officeooo:rsid="00c78cf4"/>
    </style:style>
    <style:style style:name="T30" style:family="text">
      <style:text-properties officeooo:rsid="00cce3b5"/>
    </style:style>
    <style:style style:name="T31" style:family="text">
      <style:text-properties officeooo:rsid="00e7537a"/>
    </style:style>
    <style:style style:name="T32" style:family="text">
      <style:text-properties officeooo:rsid="00efb90c"/>
    </style:style>
    <style:style style:name="T33" style:family="text">
      <style:text-properties officeooo:rsid="00f3703d"/>
    </style:style>
    <style:style style:name="T34" style:family="text">
      <style:text-properties officeooo:rsid="00fa5f24"/>
    </style:style>
    <style:style style:name="T35" style:family="text">
      <style:text-properties officeooo:rsid="0100277d"/>
    </style:style>
    <style:style style:name="T36" style:family="text">
      <style:text-properties officeooo:rsid="01024896"/>
    </style:style>
    <style:style style:name="T37" style:family="text">
      <style:text-properties officeooo:rsid="0102dacf"/>
    </style:style>
    <style:style style:name="T38" style:family="text">
      <style:text-properties officeooo:rsid="010459da"/>
    </style:style>
    <style:style style:name="T39" style:family="text">
      <style:text-properties officeooo:rsid="011037a9"/>
    </style:style>
    <style:style style:name="T40" style:family="text">
      <style:text-properties officeooo:rsid="0117d754"/>
    </style:style>
    <style:style style:name="T41" style:family="text">
      <style:text-properties style:text-underline-style="none" officeooo:rsid="0117d754"/>
    </style:style>
    <style:style style:name="T42" style:family="text">
      <style:text-properties style:text-underline-style="none" officeooo:rsid="0119f493"/>
    </style:style>
    <style:style style:name="T43" style:family="text">
      <style:text-properties style:text-underline-style="none" officeooo:rsid="011a3365"/>
    </style:style>
    <style:style style:name="T44" style:family="text">
      <style:text-properties style:text-underline-style="none" officeooo:rsid="014bb0fb"/>
    </style:style>
    <style:style style:name="T45" style:family="text">
      <style:text-properties officeooo:rsid="01229af4"/>
    </style:style>
    <style:style style:name="T46" style:family="text">
      <style:text-properties style:text-position="sub 58%"/>
    </style:style>
    <style:style style:name="T47" style:family="text">
      <style:text-properties style:text-position="0% 100%"/>
    </style:style>
    <style:style style:name="T48" style:family="text">
      <style:text-properties style:text-position="0% 100%" officeooo:rsid="01235c19"/>
    </style:style>
    <style:style style:name="T49" style:family="text">
      <style:text-properties style:text-position="-33% 80%"/>
    </style:style>
    <style:style style:name="T50" style:family="text">
      <style:text-properties style:text-position="-33% 80%" officeooo:rsid="01229af4"/>
    </style:style>
    <style:style style:name="T51" style:family="text">
      <style:text-properties officeooo:rsid="012a1542"/>
    </style:style>
    <style:style style:name="T52" style:family="text">
      <style:text-properties text:display="none"/>
    </style:style>
    <style:style style:name="T53" style:family="text">
      <style:text-properties officeooo:rsid="012f68e4"/>
    </style:style>
    <style:style style:name="T54" style:family="text">
      <style:text-properties officeooo:rsid="0136026f"/>
    </style:style>
    <style:style style:name="T55" style:family="text">
      <style:text-properties officeooo:rsid="013bd612"/>
    </style:style>
    <style:style style:name="T56" style:family="text">
      <style:text-properties officeooo:rsid="01408a5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SIGEMAIL: <text:span text:style-name="T1">End-to-End Encrypted Email using the Signal Protocol</text:span></text:p>
      <text:p text:style-name="P2">John Agapeyev A00928238</text:p>
      <text:p text:style-name="P3">COMP8045 <text:span text:style-name="T19">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Table of Contents</text:p>
          </text:index-title>
          <text:p text:style-name="P36"><text:a xlink:type="simple" xlink:href="#__RefHeading___Toc216_2301110391" text:style-name="Index_20_Link" text:visited-style-name="Index_20_Link">1 Student Background<text:tab/>2</text:a></text:p>
          <text:p text:style-name="P36"><text:a xlink:type="simple" xlink:href="#__RefHeading___Toc218_2301110391" text:style-name="Index_20_Link" text:visited-style-name="Index_20_Link">2 Project Description<text:tab/>2</text:a></text:p>
          <text:p text:style-name="P36"><text:a xlink:type="simple" xlink:href="#__RefHeading___Toc224_2301110391" text:style-name="Index_20_Link" text:visited-style-name="Index_20_Link">3 Background<text:tab/>2</text:a></text:p>
          <text:p text:style-name="P36"><text:a xlink:type="simple" xlink:href="#__RefHeading___Toc501_1931131838" text:style-name="Index_20_Link" text:visited-style-name="Index_20_Link">4 Complexity<text:tab/>3</text:a></text:p>
          <text:p text:style-name="P36"><text:a xlink:type="simple" xlink:href="#__RefHeading___Toc503_1931131838" text:style-name="Index_20_Link" text:visited-style-name="Index_20_Link">5 Scope and Depth<text:tab/>3</text:a></text:p>
          <text:p text:style-name="P36"><text:a xlink:type="simple" xlink:href="#__RefHeading___Toc226_2301110391" text:style-name="Index_20_Link" text:visited-style-name="Index_20_Link">6 Design Decisions<text:tab/>4</text:a></text:p>
          <text:p text:style-name="P36"><text:a xlink:type="simple" xlink:href="#__RefHeading___Toc534_1694798489" text:style-name="Index_20_Link" text:visited-style-name="Index_20_Link">7 Innovation<text:tab/>4</text:a></text:p>
          <text:p text:style-name="P36"><text:a xlink:type="simple" xlink:href="#__RefHeading___Toc536_1694798489" text:style-name="Index_20_Link" text:visited-style-name="Index_20_Link">8 Technologies Used<text:tab/>4</text:a></text:p>
          <text:p text:style-name="P36"><text:a xlink:type="simple" xlink:href="#__RefHeading___Toc242_2301110391" text:style-name="Index_20_Link" text:visited-style-name="Index_20_Link">9 Testing<text:tab/>5</text:a></text:p>
          <text:p text:style-name="P38"><text:a xlink:type="simple" xlink:href="#__RefHeading___Toc746_1694798489" text:style-name="Index_20_Link" text:visited-style-name="Index_20_Link">9.1 Unit Tests<text:tab/>5</text:a></text:p>
          <text:p text:style-name="P40"><text:a xlink:type="simple" xlink:href="#__RefHeading___Toc748_1694798489" text:style-name="Index_20_Link" text:visited-style-name="Index_20_Link">9.1.1 Expected run<text:tab/>5</text:a></text:p>
          <text:p text:style-name="P40"><text:a xlink:type="simple" xlink:href="#__RefHeading___Toc750_1694798489" text:style-name="Index_20_Link" text:visited-style-name="Index_20_Link">9.1.2 Expected run with AAD<text:tab/>5</text:a></text:p>
          <text:p text:style-name="P40"><text:a xlink:type="simple" xlink:href="#__RefHeading___Toc752_1694798489" text:style-name="Index_20_Link" text:visited-style-name="Index_20_Link">9.1.3 Corrupt message<text:tab/>5</text:a></text:p>
          <text:p text:style-name="P40"><text:a xlink:type="simple" xlink:href="#__RefHeading___Toc754_1694798489" text:style-name="Index_20_Link" text:visited-style-name="Index_20_Link">9.1.4 Decrypt with bad key<text:tab/>6</text:a></text:p>
          <text:p text:style-name="P40"><text:a xlink:type="simple" xlink:href="#__RefHeading___Toc756_1694798489" text:style-name="Index_20_Link" text:visited-style-name="Index_20_Link">9.1.5 Decrypt with bad nonce<text:tab/>6</text:a></text:p>
          <text:p text:style-name="P40"><text:a xlink:type="simple" xlink:href="#__RefHeading___Toc758_1694798489" text:style-name="Index_20_Link" text:visited-style-name="Index_20_Link">9.1.6 Decrypt with missing AAD<text:tab/>6</text:a></text:p>
          <text:p text:style-name="P40"><text:a xlink:type="simple" xlink:href="#__RefHeading___Toc760_1694798489" text:style-name="Index_20_Link" text:visited-style-name="Index_20_Link">9.1.7 Decrypt with bad AAD<text:tab/>6</text:a></text:p>
          <text:p text:style-name="P38"><text:a xlink:type="simple" xlink:href="#__RefHeading___Toc764_1694798489" text:style-name="Index_20_Link" text:visited-style-name="Index_20_Link">9.2 Integration Tests<text:tab/>6</text:a></text:p>
          <text:p text:style-name="P40"><text:a xlink:type="simple" xlink:href="#__RefHeading___Toc1043_1694798489" text:style-name="Index_20_Link" text:visited-style-name="Index_20_Link">9.2.1 Incoming message expected run<text:tab/>6</text:a></text:p>
          <text:p text:style-name="P40"><text:a xlink:type="simple" xlink:href="#__RefHeading___Toc1045_1694798489" text:style-name="Index_20_Link" text:visited-style-name="Index_20_Link">9.2.2 Alternate sending messages<text:tab/>7</text:a></text:p>
          <text:p text:style-name="P40"><text:a xlink:type="simple" xlink:href="#__RefHeading___Toc1047_1694798489" text:style-name="Index_20_Link" text:visited-style-name="Index_20_Link">9.2.3 Send messages out of order<text:tab/>7</text:a></text:p>
          <text:p text:style-name="P40"><text:a xlink:type="simple" xlink:href="#__RefHeading___Toc1049_1694798489" text:style-name="Index_20_Link" text:visited-style-name="Index_20_Link">9.2.4 Skip message, receive message, send skipped message<text:tab/>7</text:a></text:p>
          <text:p text:style-name="P38"><text:a xlink:type="simple" xlink:href="#__RefHeading___Toc766_1694798489" text:style-name="Index_20_Link" text:visited-style-name="Index_20_Link">9.3 System Tests<text:tab/>8</text:a></text:p>
          <text:p text:style-name="P36"><text:a xlink:type="simple" xlink:href="#__RefHeading___Toc1044_3635139615" text:style-name="Index_20_Link" text:visited-style-name="Index_20_Link">10 System Architechture<text:tab/>9</text:a></text:p>
          <text:p text:style-name="P36"><text:a xlink:type="simple" xlink:href="#__RefHeading___Toc1046_3635139615" text:style-name="Index_20_Link" text:visited-style-name="Index_20_Link">11 Expertise Development<text:tab/>9</text:a></text:p>
          <text:p text:style-name="P36"><text:a xlink:type="simple" xlink:href="#__RefHeading___Toc1307_1694798489" text:style-name="Index_20_Link" text:visited-style-name="Index_20_Link">12 Deliverables<text:tab/>9</text:a></text:p>
          <text:p text:style-name="P36"><text:a xlink:type="simple" xlink:href="#__RefHeading___Toc246_2301110391" text:style-name="Index_20_Link" text:visited-style-name="Index_20_Link">13 Timeline<text:tab/>10</text:a></text:p>
          <text:p text:style-name="P38"><text:a xlink:type="simple" xlink:href="#__RefHeading___Toc1309_1694798489" text:style-name="Index_20_Link" text:visited-style-name="Index_20_Link">13.1 Client<text:tab/>10</text:a></text:p>
          <text:p text:style-name="P38"><text:a xlink:type="simple" xlink:href="#__RefHeading___Toc1311_1694798489" text:style-name="Index_20_Link" text:visited-style-name="Index_20_Link">13.2 Server<text:tab/>10</text:a></text:p>
          <text:p text:style-name="P38"><text:a xlink:type="simple" xlink:href="#__RefHeading___Toc1521_1694798489" text:style-name="Index_20_Link" text:visited-style-name="Index_20_Link">13.3 Documentation<text:tab/>11</text:a></text:p>
          <text:p text:style-name="P36"><text:a xlink:type="simple" xlink:href="#__RefHeading___Toc1048_3635139615" text:style-name="Index_20_Link" text:visited-style-name="Index_20_Link">14 Appendix A<text:tab/>11</text:a></text:p>
          <text:p text:style-name="P38"><text:a xlink:type="simple" xlink:href="#__RefHeading___Toc1050_3635139615" text:style-name="Index_20_Link" text:visited-style-name="Index_20_Link">14.1 X3DH<text:tab/>11</text:a></text:p>
          <text:p text:style-name="P38"><text:a xlink:type="simple" xlink:href="#__RefHeading___Toc1052_3635139615" text:style-name="Index_20_Link" text:visited-style-name="Index_20_Link">14.2 Double Ratchet<text:tab/>12</text:a></text:p>
          <text:p text:style-name="P36"><text:a xlink:type="simple" xlink:href="#__RefHeading___Toc1054_3635139615" text:style-name="Index_20_Link" text:visited-style-name="Index_20_Link">15 References<text:tab/>18</text:a></text:p>
        </text:index-body>
      </text:table-of-content>
      <text:p text:style-name="P4"/>
      <text:h text:style-name="P65" text:outline-level="1"><text:bookmark-start text:name="__RefHeading___Toc216_2301110391"/>Student Background<text:bookmark-end text:name="__RefHeading___Toc216_2301110391"/></text:h>
      <text:p text:style-name="P8">John is in his 4<text:span text:style-name="T7">th</text:span> year as a student at BCIT, <text:span text:style-name="T8">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7">SIGEMAIL is a tool for End-To-End encrypted email communications using the Signal Protocol. <text:span text:style-name="T13">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9">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9"><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6">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0">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56" text:outline-level="1"><text:bookmark-start text:name="__RefHeading___Toc501_1931131838"/>Complexity<text:bookmark-end text:name="__RefHeading___Toc501_1931131838"/></text:h>
      <text:p text:style-name="P11">The complexity of the project comes from a mix of technical and user-experience hurdles that much be overcome. <text:span text:style-name="T9">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56" text:outline-level="1"><text:bookmark-start text:name="__RefHeading___Toc503_1931131838"/>Scope and Depth<text:bookmark-end text:name="__RefHeading___Toc503_1931131838"/></text:h>
      <text:p text:style-name="P67">The base features I will include are as follows:</text:p>
      <text:list xml:id="list3795277283" text:style-name="L1">
        <text:list-item>
          <text:p text:style-name="P66">Signal protocol fully implemented on client side</text:p>
        </text:list-item>
        <text:list-item>
          <text:p text:style-name="P66">Server is up and running for key and message exchanges</text:p>
        </text:list-item>
        <text:list-item>
          <text:p text:style-name="P66"><text:span text:style-name="T10">Full graphical interface </text:span>for email creation and retrieval</text:p>
        </text:list-item>
        <text:list-item>
          <text:p text:style-name="P68">Outside email import/export via IMAP<text:span text:style-name="T11">S</text:span></text:p>
        </text:list-item>
      </text:list>
      <text:p text:style-name="P117"><text:soft-page-break/>I believe this list of features will be sufficient to fully explore the complexity and design implications that arise from this project. </text:p>
      <text:p text:style-name="P70">I will impose some limitations on those features, to limit the potential scope of the application:</text:p>
      <text:list xml:id="list883851040" text:style-name="L2">
        <text:list-item>
          <text:p text:style-name="P69">The application will only target x64 Linux Desktops</text:p>
        </text:list-item>
        <text:list-item>
          <text:p text:style-name="P69">The application will not target mobile devices such as Android phones</text:p>
        </text:list-item>
        <text:list-item>
          <text:p text:style-name="P69">The application will not involve a web-mail interface</text:p>
        </text:list-item>
        <text:list-item>
          <text:p text:style-name="P69">The application will not be built as a plugin for existing email clients <text:span text:style-name="T12">(eg. </text:span>Mozilla Thunderbird)</text:p>
        </text:list-item>
      </text:list>
      <text:h text:style-name="Heading_20_1" text:outline-level="1"><text:bookmark-start text:name="__RefHeading___Toc226_2301110391"/>Design Decisions<text:bookmark-end text:name="__RefHeading___Toc226_2301110391"/></text:h>
      <text:p text:style-name="P12">The core aspect of the project – the Signal Protocol, is quite descriptive and fleshed out, so there is little room for divergence or creativity in its design. <text:span text:style-name="T14">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P57" text:outline-level="1"><text:bookmark-start text:name="__RefHeading___Toc534_1694798489"/>Innovation<text:bookmark-end text:name="__RefHeading___Toc534_1694798489"/></text:h>
      <text:p text:style-name="P13">The innovation of this project comes in applying multiple existing concepts in a unique fashion. <text:span text:style-name="T15">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58" text:outline-level="1"><text:bookmark-start text:name="__RefHeading___Toc536_1694798489"/>Technologies Used<text:bookmark-end text:name="__RefHeading___Toc536_1694798489"/></text:h>
      <text:p text:style-name="P14">The high complexity of the project necessitates the use of external libraries for handling <text:span text:style-name="T16">various aspects of the application that are tangential to its end-goal. To this end, I am designing the application in C++ with the following libraries:</text:span></text:p>
      <text:list xml:id="list4220138371" text:style-name="L3">
        <text:list-item>
          <text:p text:style-name="P71">OpenSSL – <text:span text:style-name="T18">F</text:span>or the majority of cryptographic functions; also required for TLS</text:p>
        </text:list-item>
        <text:list-item>
          <text:p text:style-name="P71">Boost</text:p>
          <text:list>
            <text:list-item>
              <text:p text:style-name="P71"><text:soft-page-break/>Serialization – For serializing data for sending over the network</text:p>
            </text:list-item>
            <text:list-item>
              <text:p text:style-name="P71">Beast – For handling network connections, TLS, and the server</text:p>
            </text:list-item>
            <text:list-item>
              <text:p text:style-name="P71">Test – For unit and integration tests</text:p>
            </text:list-item>
          </text:list>
        </text:list-item>
        <text:list-item>
          <text:p text:style-name="P71">Curl – For adding support of <text:span text:style-name="T17">IMAPS</text:span></text:p>
        </text:list-item>
        <text:list-item>
          <text:p text:style-name="P72">Qt – For the entirety of the GUI</text:p>
        </text:list-item>
        <text:list-item>
          <text:p text:style-name="P73">libsignal-c – For its implementation of XedDSA, otherwise unused</text:p>
        </text:list-item>
        <text:list-item>
          <text:p text:style-name="P74">Cmake – For building the project and finding/linking all dependencies</text:p>
        </text:list-item>
        <text:list-item>
          <text:p text:style-name="P75">Redis – For managing <text:span text:style-name="T31">keys and in-transit messages on server</text:span></text:p>
        </text:list-item>
      </text:list>
      <text:h text:style-name="Heading_20_1" text:outline-level="1"><text:bookmark-start text:name="__RefHeading___Toc242_2301110391"/>Testing<text:bookmark-end text:name="__RefHeading___Toc242_2301110391"/></text:h>
      <text:p text:style-name="P15">SIGEMAIL will require rigorous testing of its components at a variety of scales to ensure proper operation of its components. <text:span text:style-name="T20">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P51" text:outline-level="2"><text:bookmark-start text:name="__RefHeading___Toc746_1694798489"/>Unit Tests<text:bookmark-end text:name="__RefHeading___Toc746_1694798489"/></text:h>
      <text:p text:style-name="P16">Unit testing will be a large portion of the tests, and will entirely done as part of the <text:span text:style-name="T39">automated </text:span>testing framework <text:span text:style-name="T39">done using Boost Test</text:span>. <text:span text:style-name="T21">Each individual feature will require multiple unit tests to exhaustively test its functionality. The following tests are examples of what would be produced for basic encryption and decryption of messages. </text:span></text:p>
      <text:h text:style-name="P41" text:outline-level="3"><text:bookmark-start text:name="__RefHeading___Toc748_1694798489"/>Expected run<text:bookmark-end text:name="__RefHeading___Toc748_1694798489"/></text:h>
      <text:list xml:id="list2467784918" text:style-name="L4">
        <text:list-item>
          <text:p text:style-name="P76">Encrypt test message with key and nonce</text:p>
        </text:list-item>
        <text:list-item>
          <text:p text:style-name="P76">Decrypt test message with tag</text:p>
        </text:list-item>
        <text:list-item>
          <text:p text:style-name="P76">Decrypted ciphertext should equal original plaintext</text:p>
        </text:list-item>
      </text:list>
      <text:h text:style-name="P44" text:outline-level="3"><text:bookmark-start text:name="__RefHeading___Toc750_1694798489"/>Expected run with AAD<text:bookmark-end text:name="__RefHeading___Toc750_1694798489"/></text:h>
      <text:list xml:id="list3499097144" text:style-name="L5">
        <text:list-item>
          <text:p text:style-name="P77">Encrypt test message with key and nonce, <text:span text:style-name="T23">and Additional Authenticated Data</text:span></text:p>
        </text:list-item>
        <text:list-item>
          <text:p text:style-name="P77">Decrypt test message with tag</text:p>
        </text:list-item>
        <text:list-item>
          <text:p text:style-name="P77">Decrypted ciphertext should equal original plaintext</text:p>
        </text:list-item>
      </text:list>
      <text:h text:style-name="P42" text:outline-level="3"><text:bookmark-start text:name="__RefHeading___Toc752_1694798489"/>Corrupt <text:span text:style-name="T22">m</text:span>essage<text:bookmark-end text:name="__RefHeading___Toc752_1694798489"/></text:h>
      <text:list xml:id="list3515154482" text:style-name="L6">
        <text:list-item>
          <text:p text:style-name="P78">Encrypt test message with key and nonce</text:p>
        </text:list-item>
        <text:list-item>
          <text:p text:style-name="P83"><text:soft-page-break/>Corrupt message by incrementing a random ciphertext byte</text:p>
        </text:list-item>
        <text:list-item>
          <text:p text:style-name="P78">Decrypt test message with tag</text:p>
        </text:list-item>
        <text:list-item>
          <text:p text:style-name="P83">Decryption should fail</text:p>
        </text:list-item>
      </text:list>
      <text:h text:style-name="P43" text:outline-level="3"><text:bookmark-start text:name="__RefHeading___Toc754_1694798489"/>Decrypt with <text:span text:style-name="T22">b</text:span>ad <text:span text:style-name="T22">k</text:span>ey<text:bookmark-end text:name="__RefHeading___Toc754_1694798489"/></text:h>
      <text:list xml:id="list3218362438" text:style-name="L7">
        <text:list-item>
          <text:p text:style-name="P79">Encrypt test message with key and nonce</text:p>
        </text:list-item>
        <text:list-item>
          <text:p text:style-name="P79">Decrypt test message with tag, <text:span text:style-name="T24">and using a different key</text:span></text:p>
        </text:list-item>
        <text:list-item>
          <text:p text:style-name="P84">Decryption should fail</text:p>
        </text:list-item>
      </text:list>
      <text:h text:style-name="P45" text:outline-level="3"><text:bookmark-start text:name="__RefHeading___Toc756_1694798489"/>Decrypt with bad nonce<text:bookmark-end text:name="__RefHeading___Toc756_1694798489"/></text:h>
      <text:list xml:id="list1821048293" text:style-name="L8">
        <text:list-item>
          <text:p text:style-name="P80">Encrypt test message with key and nonce</text:p>
        </text:list-item>
        <text:list-item>
          <text:p text:style-name="P80">Decrypt test message with tag, <text:span text:style-name="T24">and using a different nonce</text:span></text:p>
        </text:list-item>
        <text:list-item>
          <text:p text:style-name="P85">Decryption should fail</text:p>
        </text:list-item>
      </text:list>
      <text:h text:style-name="P44" text:outline-level="3"><text:bookmark-start text:name="__RefHeading___Toc758_1694798489"/>Decrypt with missing AAD<text:bookmark-end text:name="__RefHeading___Toc758_1694798489"/></text:h>
      <text:list xml:id="list591557394" text:style-name="L9">
        <text:list-item>
          <text:p text:style-name="P81">Encrypt test message with key and nonce, <text:span text:style-name="T25">and Additional Authenticated Data</text:span></text:p>
        </text:list-item>
        <text:list-item>
          <text:p text:style-name="P81">Decrypt test message with tag, <text:span text:style-name="T24">and do not provide the AAD</text:span></text:p>
        </text:list-item>
        <text:list-item>
          <text:p text:style-name="P86">Decryption should fail</text:p>
        </text:list-item>
      </text:list>
      <text:h text:style-name="P46" text:outline-level="3"><text:bookmark-start text:name="__RefHeading___Toc760_1694798489"/>Decrypt with bad AAD<text:bookmark-end text:name="__RefHeading___Toc760_1694798489"/></text:h>
      <text:list xml:id="list1603895361" text:style-name="L10">
        <text:list-item>
          <text:p text:style-name="P82">Encrypt test message with key and nonce, <text:span text:style-name="T25">and Additional Authenticated Data</text:span></text:p>
        </text:list-item>
        <text:list-item>
          <text:p text:style-name="P82">Decrypt test message with tag, <text:span text:style-name="T24">and provide a different AAD</text:span></text:p>
        </text:list-item>
        <text:list-item>
          <text:p text:style-name="P87">Decryption should fail</text:p>
        </text:list-item>
      </text:list>
      <text:h text:style-name="P51" text:outline-level="2"><text:bookmark-start text:name="__RefHeading___Toc764_1694798489"/>Integration Tests<text:bookmark-end text:name="__RefHeading___Toc764_1694798489"/></text:h>
      <text:p text:style-name="P17"><text:span text:style-name="T26">Integration</text:span> testing will be <text:span text:style-name="T26">the other</text:span> large portion of the tests, and will <text:span text:style-name="T26">be a mix of tests in the test framework, along with additional manual testing.</text:span> <text:span text:style-name="T21">Each subsystem will require tests on its interfaces to be considered complete. The following tests are examples of what would be produced for the interaction between communication session state, and sending/receiving messages</text:span></text:p>
      <text:h text:style-name="P47" text:outline-level="3"><text:bookmark-start text:name="__RefHeading___Toc1043_1694798489"/><text:span text:style-name="T28">Incoming message e</text:span>xpected <text:span text:style-name="T28">r</text:span>un<text:bookmark-end text:name="__RefHeading___Toc1043_1694798489"/></text:h>
      <text:list xml:id="list2616268521" text:style-name="L11">
        <text:list-item>
          <text:p text:style-name="P88">Parse message header for public key</text:p>
        </text:list-item>
        <text:list-item>
          <text:p text:style-name="P88">Key will not be in skipped key dictionary</text:p>
        </text:list-item>
        <text:list-item>
          <text:p text:style-name="P88">Message will not be skipped, so no skipped keys are added to the dictionary</text:p>
        </text:list-item>
        <text:list-item>
          <text:p text:style-name="P88">Perform chain key derivation</text:p>
        </text:list-item>
        <text:list-item>
          <text:p text:style-name="P88"><text:soft-page-break/>Decrypt message</text:p>
        </text:list-item>
      </text:list>
      <text:h text:style-name="P48" text:outline-level="3"><text:bookmark-start text:name="__RefHeading___Toc1045_1694798489"/>Alternate sending messages<text:bookmark-end text:name="__RefHeading___Toc1045_1694798489"/></text:h>
      <text:list xml:id="list1615480560" text:style-name="L12">
        <text:list-item>
          <text:p text:style-name="P89">Parse message header for public key</text:p>
        </text:list-item>
        <text:list-item>
          <text:p text:style-name="P89">Key will not be in skipped key dictionary</text:p>
        </text:list-item>
        <text:list-item>
          <text:p text:style-name="P89">Message will not be skipped, so no skipped keys are added to the dictionary</text:p>
        </text:list-item>
        <text:list-item>
          <text:p text:style-name="P89">Perform chain key derivation</text:p>
        </text:list-item>
        <text:list-item>
          <text:p text:style-name="P89">Decrypt <text:span text:style-name="T27">incoming </text:span>message</text:p>
        </text:list-item>
        <text:list-item>
          <text:p text:style-name="P91">Perform DH ratchet</text:p>
        </text:list-item>
        <text:list-item>
          <text:p text:style-name="P91">Update root and chain keys</text:p>
        </text:list-item>
        <text:list-item>
          <text:p text:style-name="P91">Encrypt message with message key</text:p>
        </text:list-item>
        <text:list-item>
          <text:p text:style-name="P91">Send message</text:p>
        </text:list-item>
      </text:list>
      <text:h text:style-name="P49" text:outline-level="3"><text:bookmark-start text:name="__RefHeading___Toc1047_1694798489"/>Send messages out of order<text:bookmark-end text:name="__RefHeading___Toc1047_1694798489"/></text:h>
      <text:list xml:id="list989180334" text:style-name="L13">
        <text:list-item>
          <text:p text:style-name="P92">Update root and chain keys</text:p>
        </text:list-item>
        <text:list-item>
          <text:p text:style-name="P92">Encrypt message with message key</text:p>
        </text:list-item>
        <text:list-item>
          <text:p text:style-name="P92">Update root and chain keys</text:p>
        </text:list-item>
        <text:list-item>
          <text:p text:style-name="P92">Encrypt message with <text:span text:style-name="T29">second </text:span>message key</text:p>
        </text:list-item>
        <text:list-item>
          <text:p text:style-name="P92">Send <text:span text:style-name="T29">second message</text:span></text:p>
        </text:list-item>
        <text:list-item>
          <text:p text:style-name="P94">Send first message</text:p>
        </text:list-item>
        <text:list-item>
          <text:p text:style-name="P94">Receiver should decrypt second message with generated skipped message key</text:p>
        </text:list-item>
        <text:list-item>
          <text:p text:style-name="P94">Receiver should decrypt first message after finding skipped key in dictionary</text:p>
        </text:list-item>
        <text:list-item>
          <text:p text:style-name="P94">Messages will be decrypted, but fundamentally out-of-order (limitation of the protocol)</text:p>
        </text:list-item>
      </text:list>
      <text:h text:style-name="P50" text:outline-level="3"><text:bookmark-start text:name="__RefHeading___Toc1049_1694798489"/>Skip message, receive message, send skipped message<text:bookmark-end text:name="__RefHeading___Toc1049_1694798489"/></text:h>
      <text:list xml:id="list1362549391" text:style-name="L14">
        <text:list-item>
          <text:p text:style-name="P93">Update root and chain keys</text:p>
        </text:list-item>
        <text:list-item>
          <text:p text:style-name="P93">Encrypt message with message key</text:p>
        </text:list-item>
        <text:list-item>
          <text:p text:style-name="P95">Receive message</text:p>
        </text:list-item>
        <text:list-item>
          <text:p text:style-name="P90">Parse message header for public key</text:p>
        </text:list-item>
        <text:list-item>
          <text:p text:style-name="P95">Perform DH ratchet</text:p>
        </text:list-item>
        <text:list-item>
          <text:p text:style-name="P90">Key will not be in skipped key dictionary</text:p>
        </text:list-item>
        <text:list-item>
          <text:p text:style-name="P90">Message will not be skipped, so no skipped keys are added to the dictionary</text:p>
        </text:list-item>
        <text:list-item>
          <text:p text:style-name="P90">Perform chain key derivation</text:p>
        </text:list-item>
        <text:list-item>
          <text:p text:style-name="P90"><text:soft-page-break/>Decrypt <text:span text:style-name="T27">incoming </text:span>message</text:p>
        </text:list-item>
        <text:list-item>
          <text:p text:style-name="P95">Send old skipped message</text:p>
        </text:list-item>
        <text:list-item>
          <text:p text:style-name="P95">Receiver will detect old public key, perform DH ratchet, and add old keys to dictionary</text:p>
        </text:list-item>
        <text:list-item>
          <text:p text:style-name="P95">Decrypt message with skipped message key in dictionary</text:p>
        </text:list-item>
      </text:list>
      <text:h text:style-name="P52" text:outline-level="2"><text:bookmark-start text:name="__RefHeading___Toc766_1694798489"/>System Tests<text:bookmark-end text:name="__RefHeading___Toc766_1694798489"/></text:h>
      <text:p text:style-name="P23">There will also be system tests of SIGEMAIL, but due to their high complexity, will be performed almost entirely manually during development. <text:span text:style-name="T30">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P59" text:outline-level="1"><text:bookmark-start text:name="__RefHeading___Toc1044_3635139615"/><text:soft-page-break/>System Architechture<text:bookmark-end text:name="__RefHeading___Toc1044_3635139615"/></text:h>
      <text:p text:style-name="P24"><draw:frame draw:style-name="fr3" draw:name="Image5" text:anchor-type="paragraph" svg:width="6.9252in" svg:height="4.0492in" draw:z-index="8"><draw:image xlink:href="Pictures/1000020100000322000001D539BB8C185D3B533A.png" xlink:type="simple" xlink:show="embed" xlink:actuate="onLoad" loext:mime-type="image/png"/></draw:frame></text:p>
      <text:h text:style-name="P60" text:outline-level="1"><text:bookmark-start text:name="__RefHeading___Toc1046_3635139615"/>Expertise Development<text:bookmark-end text:name="__RefHeading___Toc1046_3635139615"/></text:h>
      <text:p text:style-name="P25">SIGEMAIL covers a wide spectrum of skills for developing my technical expertise. <text:span text:style-name="T40">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1"> </text:span><text:span text:style-name="T42">Lastly, I have never made any large-scale cryptographic software </text:span><text:span text:style-name="T44">before</text:span><text:span text:style-name="T42">, which has its own unique challenges such as zeroing memory used for keys and plaintexts, and constant time memory comparisons. </text:span><text:span text:style-name="T43">Having exposure to a cryptographic mindset </text:span><text:span text:style-name="T44">during developement of this project </text:span><text:span text:style-name="T43">will strengthen my skills in network security, and help open up a future avenue in cryptographic software as a niche focus on my career. </text:span></text:p>
      <text:h text:style-name="P61" text:outline-level="1"><text:bookmark-start text:name="__RefHeading___Toc1307_1694798489"/>Deliverables<text:bookmark-end text:name="__RefHeading___Toc1307_1694798489"/></text:h>
      <text:p text:style-name="P22">The Following deliverables will be provided for this application:</text:p>
      <text:list xml:id="list1009856988" text:style-name="L15">
        <text:list-item>
          <text:p text:style-name="P96">Client application</text:p>
        </text:list-item>
        <text:list-item>
          <text:p text:style-name="P96">Server application</text:p>
        </text:list-item>
        <text:list-item>
          <text:p text:style-name="P96"><text:soft-page-break/>Final report</text:p>
        </text:list-item>
        <text:list-item>
          <text:p text:style-name="P97">User guide for compilation, running, and installation of the client/server</text:p>
        </text:list-item>
      </text:list>
      <text:h text:style-name="P62" text:outline-level="1"><text:bookmark-start text:name="__RefHeading___Toc246_2301110391"/>Timeline<text:bookmark-end text:name="__RefHeading___Toc246_2301110391"/></text:h>
      <text:p text:style-name="P18">This project aims to fulfill the 405 hour work requirement, and provides the following expected work breakdown to satisfy that claim.</text:p>
      <text:h text:style-name="P53" text:outline-level="2"><text:bookmark-start text:name="__RefHeading___Toc1309_1694798489"/>Client<text:bookmark-end text:name="__RefHeading___Toc1309_1694798489"/></text:h>
      <text:p text:style-name="P19">Total: <text:span text:style-name="T36">18</text:span>5 Hours</text:p>
      <text:list xml:id="list3656637531" text:style-name="L16">
        <text:list-item>
          <text:p text:style-name="P98">Encryption/decryption – <text:span text:style-name="T32">10 hours</text:span></text:p>
        </text:list-item>
        <text:list-item>
          <text:p text:style-name="P98">Session state – <text:span text:style-name="T32">15 hours</text:span></text:p>
        </text:list-item>
        <text:list-item>
          <text:p text:style-name="P98">X3DH – <text:span text:style-name="T32">5 hours</text:span></text:p>
        </text:list-item>
        <text:list-item>
          <text:p text:style-name="P98">Key Derivation – <text:span text:style-name="T32">10 hours</text:span></text:p>
        </text:list-item>
        <text:list-item>
          <text:p text:style-name="P98">Message formatting – <text:span text:style-name="T32">15 hours</text:span></text:p>
        </text:list-item>
        <text:list-item>
          <text:p text:style-name="P99">Server network connection – <text:span text:style-name="T36">20 hours</text:span></text:p>
        </text:list-item>
        <text:list-item>
          <text:p text:style-name="P99">Import/Export over IMAPS – <text:span text:style-name="T32">30 hours</text:span></text:p>
        </text:list-item>
        <text:list-item>
          <text:p text:style-name="P99">GUI functionality – <text:span text:style-name="T32">60 hours</text:span></text:p>
        </text:list-item>
        <text:list-item>
          <text:p text:style-name="P100">Tests – <text:span text:style-name="T32">20 hours</text:span></text:p>
        </text:list-item>
      </text:list>
      <text:h text:style-name="P53" text:outline-level="2"><text:bookmark-start text:name="__RefHeading___Toc1311_1694798489"/>Server<text:bookmark-end text:name="__RefHeading___Toc1311_1694798489"/></text:h>
      <text:p text:style-name="P20">Total: <text:span text:style-name="T37">195 Hours</text:span></text:p>
      <text:list xml:id="list1211608191" text:style-name="L17">
        <text:list-item>
          <text:p text:style-name="P101">Client/device state storage – <text:span text:style-name="T32">20 hours</text:span></text:p>
        </text:list-item>
        <text:list-item>
          <text:p text:style-name="P102">Redis integration – <text:span text:style-name="T33">60 hours</text:span></text:p>
        </text:list-item>
        <text:list-item>
          <text:p text:style-name="P102">Protocol design – <text:span text:style-name="T37">40 hours</text:span></text:p>
        </text:list-item>
        <text:list-item>
          <text:p text:style-name="P103">Client/device addition and deletion – <text:span text:style-name="T32">15 hours</text:span></text:p>
        </text:list-item>
        <text:list-item>
          <text:p text:style-name="P104">Client/device verification – <text:span text:style-name="T32">25 hours</text:span></text:p>
        </text:list-item>
        <text:list-item>
          <text:p text:style-name="P105">Message transmission – <text:span text:style-name="T32">10 hours</text:span></text:p>
        </text:list-item>
        <text:list-item>
          <text:p text:style-name="P105">Key upload/retrieval – <text:span text:style-name="T32">10 hours</text:span></text:p>
        </text:list-item>
        <text:list-item>
          <text:p text:style-name="P106">Tests – <text:span text:style-name="T34">15</text:span> hours</text:p>
        </text:list-item>
      </text:list>
      <text:h text:style-name="P54" text:outline-level="2"><text:bookmark-start text:name="__RefHeading___Toc1521_1694798489"/><text:soft-page-break/>Documentation<text:bookmark-end text:name="__RefHeading___Toc1521_1694798489"/></text:h>
      <text:p text:style-name="P21">Total: <text:span text:style-name="T35">25</text:span> hours</text:p>
      <text:list xml:id="list817263728" text:style-name="L18">
        <text:list-item>
          <text:p text:style-name="P107">Writing User guide - <text:span text:style-name="T38">2</text:span></text:p>
        </text:list-item>
        <text:list-item>
          <text:p text:style-name="P108">Commenting code - <text:span text:style-name="T38">3</text:span></text:p>
        </text:list-item>
        <text:list-item>
          <text:p text:style-name="P109">Writing final report - <text:span text:style-name="T38">10</text:span></text:p>
        </text:list-item>
        <text:list-item>
          <text:p text:style-name="P109">Editing final report - 10</text:p>
        </text:list-item>
      </text:list>
      <text:h text:style-name="P63" text:outline-level="1"><text:bookmark-start text:name="__RefHeading___Toc1048_3635139615"/>Appendix A<text:bookmark-end text:name="__RefHeading___Toc1048_3635139615"/></text:h>
      <text:h text:style-name="Heading_20_2" text:outline-level="2"><text:bookmark-start text:name="__RefHeading___Toc1050_3635139615"/>X3DH<text:bookmark-end text:name="__RefHeading___Toc1050_3635139615"/></text:h>
      <text:p text:style-name="P26">For key-agreement, Signal uses a modified Diffie-Hellman protocol, dubbed X3DH, or Extended Triple Diffie-Hellman <text:span text:style-name="T56">[1]</text:span>. <text:span text:style-name="T45">The name implies the use of multiple keys, and multiple runs of traditional Diffie-Hellman exchanges. X3DH is designed for forward secrecy, mutual authentication, and deniability. It requires the following set of keys for each participant.</text:span></text:p>
      <text:p text:style-name="P27">Alice’s keys:</text:p>
      <text:list xml:id="list324572521" text:style-name="L19">
        <text:list-item>
          <text:p text:style-name="P110">IK<text:span text:style-name="T46">A</text:span><text:span text:style-name="T47"> - Alice’s Identity Key</text:span></text:p>
        </text:list-item>
        <text:list-item>
          <text:p text:style-name="P110"><text:span text:style-name="T47">EK</text:span><text:span text:style-name="T46">A</text:span><text:span text:style-name="T47"> - Alice’s Ephemeral Key</text:span></text:p>
        </text:list-item>
      </text:list>
      <text:p text:style-name="P27">Bob’s keys:</text:p>
      <text:list xml:id="list195405813358056" text:continue-numbering="true" text:style-name="L19">
        <text:list-item>
          <text:p text:style-name="P110">IK<text:span text:style-name="T46">B</text:span><text:span text:style-name="T47"> - Bob’s Identity Key</text:span></text:p>
        </text:list-item>
        <text:list-item>
          <text:p text:style-name="P110"><text:span text:style-name="T47">SPK</text:span><text:span text:style-name="T46">B</text:span><text:span text:style-name="T47"> - Bob’s Signed PreKey</text:span></text:p>
        </text:list-item>
        <text:list-item>
          <text:p text:style-name="P110"><text:span text:style-name="T47">OPK</text:span><text:span text:style-name="T46">B</text:span><text:span text:style-name="T47"> - Bob’s One-time PreKey</text:span></text:p>
        </text:list-item>
      </text:list>
      <text:p text:style-name="P27"><text:span text:style-name="T47">Where SPK</text:span><text:span text:style-name="T46">B</text:span><text:span text:style-name="T47"> is signed using IK</text:span><text:span text:style-name="T46">B </text:span><text:span text:style-name="T47">and the XedDSA algorithm.</text:span></text:p>
      <text:p text:style-name="P27"><text:span text:style-name="T47">Alice, when wanting to initiate communication with Bob, retrieves his keys from the server. The One-time prekey is optional for the protocol, but highly recommended. Alice then verifies the </text:span><text:span text:style-name="T48">signature on the pre-key, and aborts the protocol is it is not valid. If the signature is valid, Alice then performs the following set of DH agreements. </text:span></text:p>
      <text:p text:style-name="P112"/>
      <text:list xml:id="list2335620585" text:style-name="L20">
        <text:list-item>
          <text:p text:style-name="P115">DH1 = DH(IK<text:span text:style-name="T49">A</text:span>, SPK<text:span text:style-name="T49">B</text:span>)</text:p>
        </text:list-item>
        <text:list-item>
          <text:p text:style-name="P115">DH2 = DH(EK<text:span text:style-name="T49">A</text:span>, IK<text:span text:style-name="T49">B</text:span>)</text:p>
        </text:list-item>
        <text:list-item>
          <text:p text:style-name="P115">DH3 = DH(EK<text:span text:style-name="T49">A</text:span>, SPK<text:span text:style-name="T49">B</text:span>)</text:p>
        </text:list-item>
        <text:list-item>
          <text:p text:style-name="P115"><text:soft-page-break/><text:span text:style-name="T45">DH4 = DH(EK</text:span><text:span text:style-name="T50">A</text:span><text:span text:style-name="T45">, OPK</text:span><text:span text:style-name="T50">B</text:span><text:span text:style-name="T45">)</text:span></text:p>
        </text:list-item>
        <text:list-item>
          <text:p text:style-name="P111">SK = KDF(DH1 || DH2 || DH3 || DH4)</text:p>
        </text:list-item>
      </text:list>
      <text:p text:style-name="P28">Where KDF is a suitable key derivation function. </text:p>
      <text:p text:style-name="P29">Alice now sends Bob their initial message, encrypted using SK, as well as both IK<text:span text:style-name="T46">A </text:span><text:span text:style-name="T47">and EK</text:span><text:span text:style-name="T46">A, </text:span><text:span text:style-name="T47">and an identifier representing the specific one-time prekey that was used.</text:span></text:p>
      <text:p text:style-name="P113">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113">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55" text:outline-level="2"><text:bookmark-start text:name="__RefHeading___Toc1052_3635139615"/>Double Ratchet<text:bookmark-end text:name="__RefHeading___Toc1052_3635139615"/></text:h>
      <text:p text:style-name="P30">Once a shared secret key has been established by the participants, the Double Ratchet algorithm specifies how to modify and update the keys during a session to maintain forward secrecy, <text:span text:style-name="T51">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31"><draw:frame draw:style-name="fr1" draw:name="Frame1" text:anchor-type="paragraph" svg:x="0.7957in" svg:y="-0.072in" svg:width="5.3335in" draw:z-index="0"><draw:text-box fo:min-height="5.3437in"><text:p text:style-name="Figure"><draw:frame draw:style-name="fr4"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2"><text:line-break/></text:span>Figure <text:sequence text:ref-name="refFigure0" text:name="Figure" text:formula="ooow:Figure+1" style:num-format="1">1</text:sequence>: A KDF chain</text:p></draw:text-box></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he KDF ratchet is built upon something called a KDF-chain. <text:span text:style-name="T53">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31"><draw:frame draw:style-name="fr1" draw:name="Frame2" text:anchor-type="paragraph" svg:x="0.5252in" svg:y="-0.028in" svg:width="5.8335in" draw:z-index="2"><draw:text-box fo:min-height="5in"><text:p text:style-name="Figure"><draw:frame draw:style-name="fr4"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2"><text:line-break/></text:span>Figure <text:sequence text:ref-name="refFigure1" text:name="Figure" text:formula="ooow:Figure+1" style:num-format="1">2</text:sequence>: A full step of the Diffie-Hellman Ratchet</text:p></draw:text-box></draw:frame><text:soft-page-break/></text:p>
      <text:p text:style-name="P31"/>
      <text:p text:style-name="P32">Every message exchanged during the Double Ratchet protocol contains a header with the Diffie-Hellman ephemeral public key the sender is currently using. <text:span text:style-name="T54">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116">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32"><draw:frame draw:style-name="fr2" draw:name="Frame3" text:anchor-type="paragraph" svg:width="5.5209in" draw:z-index="4"><draw:text-box fo:min-height="3.8437in"><text:p text:style-name="Figure"><draw:frame draw:style-name="fr4"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2"><text:line-break/></text:span>Figure <text:sequence text:ref-name="refFigure2" text:name="Figure" text:formula="ooow:Figure+1" style:num-format="1">3</text:sequence>: A full visualization of a single send-receive cycle</text:p></draw:text-box></draw:frame><text:soft-page-break/></text:p>
      <text:p text:style-name="P33">With all this complexity and key shuffling, it is tempting to believe that any out-of-order message may permanently cripple the session by preventing these key chains from ever resyncing. <text:span text:style-name="T55">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33"><draw:frame draw:style-name="fr2" draw:name="Frame4" text:anchor-type="paragraph" svg:width="5.5835in" draw:z-index="6"><draw:text-box fo:min-height="4.9063in"><text:p text:style-name="Figure"><draw:frame draw:style-name="fr4"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2"><text:line-break/></text:span>Figure <text:sequence text:ref-name="refFigure3" text:name="Figure" text:formula="ooow:Figure+1" style:num-format="1">4</text:sequence>: An example of creating and detecting skipped message keys</text:p></draw:text-box></draw:frame><text:soft-page-break/></text:p>
      <text:p text:style-name="P34">To integrate the Double Ratchet protocol with X3DH, the shared secret key SK is used as the initial root chain key, while Bob’s signed pre-key SPK<text:span text:style-name="T46">B </text:span><text:span text:style-name="T47">becomes the remote public key used to initialize the DH ratchet. </text:span></text:p>
      <text:p text:style-name="P114"/>
      <text:h text:style-name="P64" text:outline-level="1"><text:bookmark-start text:name="__RefHeading___Toc1054_3635139615"/>References<text:bookmark-end text:name="__RefHeading___Toc1054_3635139615"/></text:h>
      <text:p text:style-name="P35">[1] - <text:a xlink:type="simple" xlink:href="https://signal.org/docs/specifications/x3dh/" text:style-name="Internet_20_link" text:visited-style-name="Visited_20_Internet_20_Link">https://signal.org/docs/specifications/x3dh/</text:a></text:p>
      <text:p text:style-name="P35">[2] - <text:a xlink:type="simple" xlink:href="https://signal.org/docs/specifications/doubleratchet/" text:style-name="Internet_20_link" text:visited-style-name="Visited_20_Internet_20_Link">https://signal.org/docs/specifications/doubleratche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8-10-07T19:54:03.961199585</dc:date>
    <meta:editing-duration>PT6H35M21S</meta:editing-duration>
    <meta:editing-cycles>249</meta:editing-cycles>
    <meta:generator>LibreOffice/6.1.2.1$Linux_X86_64 LibreOffice_project/10$Build-1</meta:generator>
    <meta:document-statistic meta:table-count="0" meta:image-count="5" meta:object-count="0" meta:page-count="20" meta:paragraph-count="229" meta:word-count="3802" meta:character-count="23117" meta:non-whitespace-character-count="19642"/>
  </office:meta>
</office:document-meta>
</file>